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90000002076DF9DE2D3072D6F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2a6099" draw:opacity="25%" draw:textarea-horizontal-align="justify" draw:textarea-vertical-align="middle" draw:auto-grow-height="false" fo:min-height="0.38cm" fo:min-width="9cm"/>
    </style:style>
    <style:style style:name="gr3" style:family="graphic" style:parent-style-name="standard">
      <style:graphic-properties svg:stroke-color="#ff0000" draw:fill-color="#ff0000" draw:opacity="20%" draw:textarea-horizontal-align="justify" draw:textarea-vertical-align="middle" draw:auto-grow-height="false" fo:min-height="0.38cm" fo:min-width="9cm"/>
    </style:style>
    <style:style style:name="gr4" style:family="graphic" style:parent-style-name="standard">
      <style:graphic-properties svg:stroke-color="#55308d" draw:fill-color="#55308d" draw:opacity="20%" draw:textarea-horizontal-align="justify" draw:textarea-vertical-align="middle" draw:auto-grow-height="false" fo:min-height="1.01cm" fo:min-width="9cm"/>
    </style:style>
    <style:style style:name="gr5" style:family="graphic" style:parent-style-name="standard">
      <style:graphic-properties svg:stroke-color="#ffff00" draw:fill-color="#ffff00" draw:opacity="15%" draw:textarea-horizontal-align="justify" draw:textarea-vertical-align="middle" draw:auto-grow-height="false" fo:min-height="1.7cm" fo:min-width="9cm"/>
    </style:style>
    <style:style style:name="gr6" style:family="graphic" style:parent-style-name="standard">
      <style:graphic-properties svg:stroke-color="#ff8000" draw:fill-color="#ff8000" draw:opacity="20%" draw:textarea-horizontal-align="justify" draw:textarea-vertical-align="middle" draw:auto-grow-height="false" fo:min-height="0.38cm" fo:min-width="9cm"/>
    </style:style>
    <style:style style:name="gr7" style:family="graphic" style:parent-style-name="standard">
      <style:graphic-properties svg:stroke-color="#55308d" draw:fill-color="#55308d" draw:opacity="20%" draw:textarea-horizontal-align="justify" draw:textarea-vertical-align="middle" draw:auto-grow-height="false" fo:min-height="0.38cm" fo:min-width="9cm"/>
    </style:style>
    <style:style style:name="gr8" style:family="graphic" style:parent-style-name="standard">
      <style:graphic-properties draw:fill-color="#2a6099" draw:opacity="25%" draw:textarea-horizontal-align="justify" draw:textarea-vertical-align="middle" draw:auto-grow-height="false" fo:min-height="0.93cm" fo:min-width="9cm"/>
    </style:style>
    <style:style style:name="gr9" style:family="graphic" style:parent-style-name="standard">
      <style:graphic-properties svg:stroke-width="0.035cm" svg:stroke-color="#eeeeee" draw:marker-start-width="0.252cm" draw:marker-end-width="0.252cm" draw:fill-color="#eeeee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57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576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34" style:family="graphic" style:parent-style-name="standard">
      <style:graphic-properties svg:stroke-color="#158466" draw:fill-color="#1e6a39" draw:opacity="15%" draw:textarea-horizontal-align="justify" draw:textarea-vertical-align="middle" draw:auto-grow-height="false" fo:min-height="4.2cm" fo:min-width="8.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2a6099" draw:opacity="25%"/>
      <style:paragraph-properties fo:text-align="center"/>
    </style:style>
    <style:style style:name="P3" style:family="paragraph">
      <loext:graphic-properties draw:fill-color="#ff0000" draw:opacity="20%"/>
      <style:paragraph-properties fo:text-align="center"/>
    </style:style>
    <style:style style:name="P4" style:family="paragraph">
      <loext:graphic-properties draw:fill-color="#55308d" draw:opacity="20%"/>
      <style:paragraph-properties fo:text-align="center"/>
    </style:style>
    <style:style style:name="P5" style:family="paragraph">
      <loext:graphic-properties draw:fill-color="#ffff00" draw:opacity="15%"/>
      <style:paragraph-properties fo:text-align="center"/>
    </style:style>
    <style:style style:name="P6" style:family="paragraph">
      <loext:graphic-properties draw:fill-color="#ff8000" draw:opacity="20%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58466" loext:opacity="100%" fo:font-size="14pt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00" loext:opacity="100%" fo:font-size="14pt" style:font-size-asian="14pt" style:font-size-complex="14pt"/>
    </style:style>
    <style:style style:name="P11" style:family="paragraph">
      <loext:graphic-properties draw:fill-color="#eeeeee"/>
      <style:paragraph-properties fo:text-align="center"/>
      <style:text-properties fo:color="#eeeeee" loext:opacity="100%"/>
    </style:style>
    <style:style style:name="P12" style:family="paragraph">
      <loext:graphic-properties draw:fill="none" draw:fill-color="#ffffff"/>
      <style:paragraph-properties style:writing-mode="lr-tb"/>
      <style:text-properties fo:color="#eeeeee" loext:opacity="100%" fo:font-size="14pt" style:font-size-asian="14pt" style:font-size-complex="14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eeeeee" loext:opacity="100%" fo:font-size="14pt" style:font-size-asian="14pt" style:font-size-complex="14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eeeeee" loext:opacity="100%" fo:font-size="14pt" fo:background-color="#000000" style:font-size-asian="14pt" style:font-size-complex="14pt"/>
    </style:style>
    <style:style style:name="P15" style:family="paragraph">
      <loext:graphic-properties draw:fill-color="#1e6a39" draw:opacity="15%"/>
      <style:paragraph-properties fo:text-align="center"/>
    </style:style>
    <style:style style:name="T1" style:family="text">
      <style:text-properties fo:color="#158466" loext:opacity="100%" fo:font-size="14pt" style:font-size-asian="14pt" style:font-size-complex="14pt"/>
    </style:style>
    <style:style style:name="T2" style:family="text">
      <style:text-properties fo:color="#eeeeee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6.923cm" svg:x="1.001cm" svg:y="4.1cm">
          <draw:image xlink:href="Pictures/1000000100000590000002076DF9DE2D3072D6FC.png" xlink:type="simple" xlink:show="embed" xlink:actuate="onLoad" draw:mime-type="image/png">
            <text:p/>
          </draw:image>
        </draw:frame>
        <draw:custom-shape draw:style-name="gr2" draw:text-style-name="P2" draw:layer="layout" svg:width="9.5cm" svg:height="0.63cm" svg:x="1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5cm" svg:height="0.63cm" svg:x="1cm" svg:y="4.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5cm" svg:height="1.26cm" svg:x="1cm" svg:y="5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5cm" svg:height="1.95cm" svg:x="1cm" svg:y="6.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5cm" svg:height="0.63cm" svg:x="1cm" svg:y="8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5cm" svg:height="0.63cm" svg:x="1cm" svg:y="9.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.5cm" svg:height="1.18cm" svg:x="1cm" svg:y="9.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999cm" svg:height="6.923cm" svg:x="1.001cm" svg:y="4.101cm">
          <draw:image xlink:href="Pictures/1000000100000590000002076DF9DE2D3072D6FC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923cm" svg:x="1.001cm" svg:y="4.1cm">
          <draw:image xlink:href="Pictures/1000000100000590000002076DF9DE2D3072D6FC.png" xlink:type="simple" xlink:show="embed" xlink:actuate="onLoad" draw:mime-type="image/png">
            <text:p/>
          </draw:image>
        </draw:frame>
        <draw:custom-shape draw:style-name="gr2" draw:text-style-name="P2" draw:layer="layout" svg:width="9.5cm" svg:height="0.63cm" svg:x="1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5cm" svg:height="0.63cm" svg:x="1cm" svg:y="4.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5cm" svg:height="1.26cm" svg:x="1cm" svg:y="5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5cm" svg:height="1.95cm" svg:x="1cm" svg:y="6.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5cm" svg:height="0.63cm" svg:x="1cm" svg:y="8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5cm" svg:height="0.63cm" svg:x="1cm" svg:y="9.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.5cm" svg:height="1.18cm" svg:x="1cm" svg:y="9.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999cm" svg:height="6.923cm" svg:x="1.001cm" svg:y="4.101cm">
          <draw:image xlink:href="Pictures/1000000100000590000002076DF9DE2D3072D6FC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923cm" svg:x="1.001cm" svg:y="4.1cm">
          <draw:image xlink:href="Pictures/1000000100000590000002076DF9DE2D3072D6FC.png" xlink:type="simple" xlink:show="embed" xlink:actuate="onLoad" draw:mime-type="image/png">
            <text:p/>
          </draw:image>
        </draw:frame>
        <draw:custom-shape draw:style-name="gr2" draw:text-style-name="P2" draw:layer="layout" svg:width="9.5cm" svg:height="0.63cm" svg:x="1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5cm" svg:height="0.63cm" svg:x="1cm" svg:y="4.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5cm" svg:height="1.26cm" svg:x="1cm" svg:y="5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5cm" svg:height="1.95cm" svg:x="1cm" svg:y="6.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5cm" svg:height="0.63cm" svg:x="1cm" svg:y="8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5cm" svg:height="0.63cm" svg:x="1cm" svg:y="9.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.5cm" svg:height="1.18cm" svg:x="1cm" svg:y="9.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999cm" svg:height="6.923cm" svg:x="1.001cm" svg:y="4.101cm">
          <draw:image xlink:href="Pictures/1000000100000590000002076DF9DE2D3072D6FC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923cm" svg:x="1.001cm" svg:y="4.1cm">
          <draw:image xlink:href="Pictures/1000000100000590000002076DF9DE2D3072D6FC.png" xlink:type="simple" xlink:show="embed" xlink:actuate="onLoad" draw:mime-type="image/png">
            <text:p/>
          </draw:image>
        </draw:frame>
        <draw:custom-shape draw:style-name="gr2" draw:text-style-name="P2" draw:layer="layout" svg:width="9.5cm" svg:height="0.63cm" svg:x="1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5cm" svg:height="0.63cm" svg:x="1cm" svg:y="4.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5cm" svg:height="1.26cm" svg:x="1cm" svg:y="5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5cm" svg:height="1.95cm" svg:x="1cm" svg:y="6.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5cm" svg:height="0.63cm" svg:x="1cm" svg:y="8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5cm" svg:height="0.63cm" svg:x="1cm" svg:y="9.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.5cm" svg:height="1.18cm" svg:x="1cm" svg:y="9.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999cm" svg:height="6.923cm" svg:x="1.001cm" svg:y="4.101cm">
          <draw:image xlink:href="Pictures/1000000100000590000002076DF9DE2D3072D6FC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923cm" svg:x="1.001cm" svg:y="4.1cm">
          <draw:image xlink:href="Pictures/1000000100000590000002076DF9DE2D3072D6FC.png" xlink:type="simple" xlink:show="embed" xlink:actuate="onLoad" draw:mime-type="image/png">
            <text:p/>
          </draw:image>
        </draw:frame>
        <draw:custom-shape draw:style-name="gr2" draw:text-style-name="P2" draw:layer="layout" svg:width="9.5cm" svg:height="0.63cm" svg:x="1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5cm" svg:height="0.63cm" svg:x="1cm" svg:y="4.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5cm" svg:height="1.26cm" svg:x="1cm" svg:y="5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5cm" svg:height="1.95cm" svg:x="1cm" svg:y="6.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5cm" svg:height="0.63cm" svg:x="1cm" svg:y="8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5cm" svg:height="0.63cm" svg:x="1cm" svg:y="9.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.5cm" svg:height="1.18cm" svg:x="1cm" svg:y="9.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999cm" svg:height="6.923cm" svg:x="1.001cm" svg:y="4.101cm">
          <draw:image xlink:href="Pictures/1000000100000590000002076DF9DE2D3072D6FC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923cm" svg:x="1.001cm" svg:y="4.1cm">
          <draw:image xlink:href="Pictures/1000000100000590000002076DF9DE2D3072D6FC.png" xlink:type="simple" xlink:show="embed" xlink:actuate="onLoad" draw:mime-type="image/png">
            <text:p/>
          </draw:image>
        </draw:frame>
        <draw:custom-shape draw:style-name="gr2" draw:text-style-name="P2" draw:layer="layout" svg:width="9.5cm" svg:height="0.63cm" svg:x="1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5cm" svg:height="0.63cm" svg:x="1cm" svg:y="4.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5cm" svg:height="1.26cm" svg:x="1cm" svg:y="5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5cm" svg:height="1.95cm" svg:x="1cm" svg:y="6.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5cm" svg:height="0.63cm" svg:x="1cm" svg:y="8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5cm" svg:height="0.63cm" svg:x="1cm" svg:y="9.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.5cm" svg:height="1.18cm" svg:x="1cm" svg:y="9.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999cm" svg:height="6.923cm" svg:x="1.001cm" svg:y="4.101cm">
          <draw:image xlink:href="Pictures/1000000100000590000002076DF9DE2D3072D6FC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923cm" svg:x="1.001cm" svg:y="4.1cm">
          <draw:image xlink:href="Pictures/1000000100000590000002076DF9DE2D3072D6FC.png" xlink:type="simple" xlink:show="embed" xlink:actuate="onLoad" draw:mime-type="image/png">
            <text:p/>
          </draw:image>
        </draw:frame>
        <draw:custom-shape draw:style-name="gr2" draw:text-style-name="P2" draw:layer="layout" svg:width="9.5cm" svg:height="0.63cm" svg:x="1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5cm" svg:height="0.63cm" svg:x="1cm" svg:y="4.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5cm" svg:height="1.26cm" svg:x="1cm" svg:y="5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5cm" svg:height="1.95cm" svg:x="1cm" svg:y="6.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5cm" svg:height="0.63cm" svg:x="1cm" svg:y="8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5cm" svg:height="0.63cm" svg:x="1cm" svg:y="9.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.5cm" svg:height="1.18cm" svg:x="1cm" svg:y="9.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999cm" svg:height="6.923cm" svg:x="1.001cm" svg:y="4.101cm">
          <draw:image xlink:href="Pictures/1000000100000590000002076DF9DE2D3072D6FC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923cm" svg:x="1.001cm" svg:y="4.1cm">
          <draw:image xlink:href="Pictures/1000000100000590000002076DF9DE2D3072D6FC.png" xlink:type="simple" xlink:show="embed" xlink:actuate="onLoad" draw:mime-type="image/png">
            <text:p/>
          </draw:image>
        </draw:frame>
        <draw:custom-shape draw:style-name="gr3" draw:text-style-name="P3" draw:layer="layout" svg:width="9.5cm" svg:height="0.63cm" svg:x="1cm" svg:y="4.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5cm" svg:height="1.26cm" svg:x="1cm" svg:y="5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5cm" svg:height="1.95cm" svg:x="1cm" svg:y="6.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5cm" svg:height="0.63cm" svg:x="1cm" svg:y="8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5cm" svg:height="0.63cm" svg:x="1cm" svg:y="9.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.5cm" svg:height="1.18cm" svg:x="1cm" svg:y="9.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999cm" svg:height="6.923cm" svg:x="1.001cm" svg:y="4.077cm">
          <draw:image xlink:href="Pictures/1000000100000590000002076DF9DE2D3072D6FC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923cm" svg:x="1.001cm" svg:y="21.25cm">
          <draw:image xlink:href="Pictures/1000000100000590000002076DF9DE2D3072D6FC.png" xlink:type="simple" xlink:show="embed" xlink:actuate="onLoad" draw:mime-type="image/png">
            <text:p/>
          </draw:image>
        </draw:frame>
        <draw:custom-shape draw:style-name="gr2" draw:text-style-name="P2" draw:layer="layout" svg:width="9.5cm" svg:height="0.63cm" svg:x="1cm" svg:y="2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9.5cm" svg:height="0.63cm" svg:x="1cm" svg:y="21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9.5cm" svg:height="1.26cm" svg:x="1cm" svg:y="2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9.5cm" svg:height="1.95cm" svg:x="1cm" svg:y="23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9.5cm" svg:height="0.63cm" svg:x="1cm" svg:y="25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9.5cm" svg:height="0.63cm" svg:x="1cm" svg:y="26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9.5cm" svg:height="1.18cm" svg:x="1cm" svg:y="26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8.999cm" svg:height="6.923cm" svg:x="1cm" svg:y="21.25cm">
          <draw:image xlink:href="Pictures/1000000100000590000002076DF9DE2D3072D6FC.png" xlink:type="simple" xlink:show="embed" xlink:actuate="onLoad" draw:mime-type="image/png">
            <text:p/>
          </draw:image>
        </draw:frame>
        <draw:custom-shape draw:style-name="gr9" draw:text-style-name="P7" draw:layer="layout" svg:width="0.4cm" svg:height="0.4cm" draw:transform="rotate (-1.5707963267949) translate (15.109cm 2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9" draw:layer="layout" svg:width="2.941cm" svg:height="0.806cm" svg:x="15.259cm" svg:y="22.4cm">
          <draw:text-box>
            <text:p text:style-name="P8"><text:span text:style-name="T1">FeatureA</text:span></text:p>
          </draw:text-box>
        </draw:frame>
        <draw:custom-shape draw:style-name="gr9" draw:text-style-name="P7" draw:layer="layout" svg:width="0.4cm" svg:height="0.4cm" draw:transform="rotate (-1.5707963267949) translate (15.109cm 22.6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4cm" svg:height="0.4cm" draw:transform="rotate (-1.5707963267949) translate (15.1cm 23.2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9" draw:layer="layout" svg:width="2.7cm" svg:height="0.806cm" svg:x="15.25cm" svg:y="23.02cm">
          <draw:text-box>
            <text:p text:style-name="P8"><text:span text:style-name="T1">FeatureA</text:span></text:p>
          </draw:text-box>
        </draw:frame>
        <draw:custom-shape draw:style-name="gr9" draw:text-style-name="P7" draw:layer="layout" svg:width="0.4cm" svg:height="0.4cm" draw:transform="rotate (-1.5707963267949) translate (15.1cm 23.22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4cm" svg:height="0.4cm" draw:transform="rotate (-1.5707963267949) translate (15.118cm 23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10" draw:layer="layout" svg:width="4.932cm" svg:height="1.361cm" svg:x="15.268cm" svg:y="23.7cm">
          <draw:text-box>
            <text:p text:style-name="P8"><text:span text:style-name="T1">FeatureA</text:span><text:span text:style-name="T2">, FeatureB</text:span></text:p>
          </draw:text-box>
        </draw:frame>
        <draw:custom-shape draw:style-name="gr9" draw:text-style-name="P7" draw:layer="layout" svg:width="0.4cm" svg:height="0.4cm" draw:transform="rotate (-1.5707963267949) translate (15.118cm 23.9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4cm" svg:height="0.4cm" draw:transform="rotate (-1.5707963267949) translate (15.118cm 24.5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0" draw:layer="layout" svg:width="5.182cm" svg:height="0.806cm" svg:x="15.268cm" svg:y="24.35cm">
          <draw:text-box>
            <text:p text:style-name="P8"><text:span text:style-name="T1">FeatureA</text:span><text:span text:style-name="T2">, FeatureB</text:span></text:p>
          </draw:text-box>
        </draw:frame>
        <draw:custom-shape draw:style-name="gr9" draw:text-style-name="P7" draw:layer="layout" svg:width="0.4cm" svg:height="0.4cm" draw:transform="rotate (-1.5707963267949) translate (15.118cm 24.55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4cm" svg:height="0.4cm" draw:transform="rotate (-1.5707963267949) translate (15.109cm 25.1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10" draw:layer="layout" svg:width="4.941cm" svg:height="0.826cm" svg:x="15.259cm" svg:y="24.95cm">
          <draw:text-box>
            <text:p text:style-name="P8"><text:span text:style-name="T1">FeatureA</text:span><text:span text:style-name="T2">, FeatureB</text:span></text:p>
          </draw:text-box>
        </draw:frame>
        <draw:custom-shape draw:style-name="gr9" draw:text-style-name="P7" draw:layer="layout" svg:width="0.4cm" svg:height="0.4cm" draw:transform="rotate (-1.5707963267949) translate (15.109cm 25.15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4cm" svg:height="0.4cm" draw:transform="rotate (-1.5707963267949) translate (15.108cm 25.7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9" draw:layer="layout" svg:width="3.192cm" svg:height="1.361cm" svg:x="15.258cm" svg:y="25.58cm">
          <draw:text-box>
            <text:p text:style-name="P8"><text:span text:style-name="T1">FeatureA</text:span></text:p>
          </draw:text-box>
        </draw:frame>
        <draw:custom-shape draw:style-name="gr9" draw:text-style-name="P7" draw:layer="layout" svg:width="0.4cm" svg:height="0.4cm" draw:transform="rotate (-1.5707963267949) translate (15.108cm 25.7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4cm" svg:height="0.4cm" draw:transform="rotate (-1.5707963267949) translate (15.108cm 26.4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9" draw:layer="layout" svg:width="4.192cm" svg:height="1.361cm" svg:x="15.258cm" svg:y="26.21cm">
          <draw:text-box>
            <text:p text:style-name="P8"><text:span text:style-name="T1">FeatureA</text:span></text:p>
          </draw:text-box>
        </draw:frame>
        <draw:custom-shape draw:style-name="gr9" draw:text-style-name="P7" draw:layer="layout" svg:width="0.4cm" svg:height="0.4cm" draw:transform="rotate (-1.5707963267949) translate (15.108cm 26.41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1" draw:layer="layout" svg:width="0.4cm" svg:height="0.4cm" draw:transform="rotate (-1.5707963267949) translate (10.298cm 21.3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4cm" svg:height="0.4cm" draw:transform="rotate (-1.5707963267949) translate (10.298cm 21.9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12" draw:layer="layout" svg:width="6.302cm" svg:height="0.806cm" svg:x="10.448cm" svg:y="21.18cm">
          <draw:text-box>
            <text:p><text:span text:style-name="T2">d93df4a - Dev1</text:span></text:p>
          </draw:text-box>
        </draw:frame>
        <draw:frame draw:style-name="gr17" draw:text-style-name="P12" draw:layer="layout" svg:width="2.45cm" svg:height="0.806cm" svg:x="10.448cm" svg:y="21.78cm">
          <draw:text-box>
            <text:p><text:span text:style-name="T2">7edb283</text:span></text:p>
          </draw:text-box>
        </draw:frame>
        <draw:custom-shape draw:style-name="gr9" draw:text-style-name="P11" draw:layer="layout" svg:width="0.4cm" svg:height="0.4cm" draw:transform="rotate (-1.5707963267949) translate (10.298cm 21.3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4cm" svg:height="0.4cm" draw:transform="rotate (-1.5707963267949) translate (10.298cm 21.9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12" draw:layer="layout" svg:width="5.302cm" svg:height="0.806cm" svg:x="10.448cm" svg:y="21.781cm">
          <draw:text-box>
            <text:p><text:span text:style-name="T2">7edb283 - Dev3</text:span></text:p>
          </draw:text-box>
        </draw:frame>
        <draw:custom-shape draw:style-name="gr9" draw:text-style-name="P7" draw:layer="layout" svg:width="0.4cm" svg:height="0.4cm" draw:transform="rotate (-1.5707963267949) translate (10.289cm 2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text-style-name="P13" draw:layer="layout" svg:width="4.81cm" svg:height="1.361cm" svg:x="10.44cm" svg:y="22.4cm">
          <draw:text-box>
            <text:p text:style-name="P8"><text:span text:style-name="T2">fc3a17d - </text:span><text:span text:style-name="T1">Dev1</text:span></text:p>
          </draw:text-box>
        </draw:frame>
        <draw:custom-shape draw:style-name="gr9" draw:text-style-name="P7" draw:layer="layout" svg:width="0.4cm" svg:height="0.4cm" draw:transform="rotate (-1.5707963267949) translate (10.289cm 22.6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4cm" svg:height="0.4cm" draw:transform="rotate (-1.5707963267949) translate (10.28cm 23.2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13" draw:layer="layout" svg:width="4.07cm" svg:height="1.361cm" svg:x="10.43cm" svg:y="23.02cm">
          <draw:text-box>
            <text:p text:style-name="P8"><text:span text:style-name="T2">fc3a17d - </text:span><text:span text:style-name="T1">Dev1</text:span></text:p>
          </draw:text-box>
        </draw:frame>
        <draw:custom-shape draw:style-name="gr9" draw:text-style-name="P7" draw:layer="layout" svg:width="0.4cm" svg:height="0.4cm" draw:transform="rotate (-1.5707963267949) translate (10.28cm 23.22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4cm" svg:height="0.4cm" draw:transform="rotate (-1.5707963267949) translate (10.298cm 23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3" draw:layer="layout" svg:width="4.302cm" svg:height="1.361cm" svg:x="10.448cm" svg:y="23.7cm">
          <draw:text-box>
            <text:p text:style-name="P8"><text:span text:style-name="T2">8a73eb4 - </text:span><text:span text:style-name="T1">Dev2</text:span></text:p>
          </draw:text-box>
        </draw:frame>
        <draw:custom-shape draw:style-name="gr9" draw:text-style-name="P7" draw:layer="layout" svg:width="0.4cm" svg:height="0.4cm" draw:transform="rotate (-1.5707963267949) translate (10.298cm 23.9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4cm" svg:height="0.4cm" draw:transform="rotate (-1.5707963267949) translate (10.298cm 24.5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" draw:text-style-name="P13" draw:layer="layout" svg:width="4.052cm" svg:height="0.806cm" svg:x="10.448cm" svg:y="24.35cm">
          <draw:text-box>
            <text:p text:style-name="P8"><text:span text:style-name="T2">8a73eb4 - </text:span><text:span text:style-name="T1">Dev2</text:span></text:p>
          </draw:text-box>
        </draw:frame>
        <draw:custom-shape draw:style-name="gr9" draw:text-style-name="P7" draw:layer="layout" svg:width="0.4cm" svg:height="0.4cm" draw:transform="rotate (-1.5707963267949) translate (10.298cm 24.55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4cm" svg:height="0.4cm" draw:transform="rotate (-1.5707963267949) translate (10.289cm 25.1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2" draw:text-style-name="P13" draw:layer="layout" svg:width="4.061cm" svg:height="0.806cm" svg:x="10.439cm" svg:y="24.95cm">
          <draw:text-box>
            <text:p text:style-name="P8"><text:span text:style-name="T2">8a73eb4 - </text:span><text:span text:style-name="T1">Dev2</text:span></text:p>
          </draw:text-box>
        </draw:frame>
        <draw:custom-shape draw:style-name="gr9" draw:text-style-name="P7" draw:layer="layout" svg:width="0.4cm" svg:height="0.4cm" draw:transform="rotate (-1.5707963267949) translate (10.289cm 25.15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4cm" svg:height="0.4cm" draw:transform="rotate (-1.5707963267949) translate (10.288cm 25.7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3" draw:text-style-name="P13" draw:layer="layout" svg:width="4.312cm" svg:height="0.806cm" svg:x="10.438cm" svg:y="25.58cm">
          <draw:text-box>
            <text:p text:style-name="P8"><text:span text:style-name="T2">e3a93c1 - </text:span><text:span text:style-name="T1">Dev2</text:span></text:p>
          </draw:text-box>
        </draw:frame>
        <draw:custom-shape draw:style-name="gr9" draw:text-style-name="P7" draw:layer="layout" svg:width="0.4cm" svg:height="0.4cm" draw:transform="rotate (-1.5707963267949) translate (10.288cm 25.7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4cm" svg:height="0.4cm" draw:transform="rotate (-1.5707963267949) translate (10.288cm 26.4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4" draw:text-style-name="P13" draw:layer="layout" svg:width="4.062cm" svg:height="0.806cm" svg:x="10.438cm" svg:y="26.21cm">
          <draw:text-box>
            <text:p text:style-name="P8"><text:span text:style-name="T2">fc3a17d - </text:span><text:span text:style-name="T1">Dev1</text:span></text:p>
          </draw:text-box>
        </draw:frame>
        <draw:custom-shape draw:style-name="gr9" draw:text-style-name="P7" draw:layer="layout" svg:width="0.4cm" svg:height="0.4cm" draw:transform="rotate (-1.5707963267949) translate (10.288cm 26.41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4cm" svg:height="0.4cm" draw:transform="rotate (-1.5707963267949) translate (10.288cm 27.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13" draw:layer="layout" svg:width="4.562cm" svg:height="1.361cm" svg:x="10.438cm" svg:y="26.84cm">
          <draw:text-box>
            <text:p text:style-name="P8"><text:span text:style-name="T2">d93df4a - Dev1</text:span></text:p>
          </draw:text-box>
        </draw:frame>
        <draw:custom-shape draw:style-name="gr9" draw:text-style-name="P7" draw:layer="layout" svg:width="0.4cm" svg:height="0.4cm" draw:transform="rotate (-1.5707963267949) translate (10.288cm 27.04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4cm" svg:height="0.4cm" draw:transform="rotate (-1.5707963267949) translate (10.298cm 27.6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13" draw:layer="layout" svg:width="4.302cm" svg:height="0.806cm" svg:x="10.448cm" svg:y="27.47cm">
          <draw:text-box>
            <text:p text:style-name="P8"><text:span text:style-name="T2">d93df4a - Dev1</text:span></text:p>
          </draw:text-box>
        </draw:frame>
        <draw:custom-shape draw:style-name="gr9" draw:text-style-name="P7" draw:layer="layout" svg:width="0.4cm" svg:height="0.4cm" draw:transform="rotate (-1.5707963267949) translate (10.298cm 27.67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4cm" svg:height="0.4cm" draw:transform="rotate (-1.5707963267949) translate (10.299cm 5.4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13" draw:layer="layout" svg:width="2.941cm" svg:height="0.806cm" svg:x="10.449cm" svg:y="5.26cm">
          <draw:text-box>
            <text:p text:style-name="P8"><text:span text:style-name="T2">FeatureA</text:span></text:p>
          </draw:text-box>
        </draw:frame>
        <draw:custom-shape draw:style-name="gr9" draw:text-style-name="P7" draw:layer="layout" svg:width="0.4cm" svg:height="0.4cm" draw:transform="rotate (-1.5707963267949) translate (10.299cm 5.46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4cm" svg:height="0.4cm" draw:transform="rotate (-1.5707963267949) translate (10.29cm 6.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3" draw:layer="layout" svg:width="2.7cm" svg:height="0.806cm" svg:x="10.44cm" svg:y="5.88cm">
          <draw:text-box>
            <text:p text:style-name="P8"><text:span text:style-name="T2">FeatureA</text:span></text:p>
          </draw:text-box>
        </draw:frame>
        <draw:custom-shape draw:style-name="gr9" draw:text-style-name="P7" draw:layer="layout" svg:width="0.4cm" svg:height="0.4cm" draw:transform="rotate (-1.5707963267949) translate (10.29cm 6.0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4cm" svg:height="0.4cm" draw:transform="rotate (-1.5707963267949) translate (10.308cm 6.7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9" draw:text-style-name="P13" draw:layer="layout" svg:width="4.932cm" svg:height="1.361cm" svg:x="10.458cm" svg:y="6.56cm">
          <draw:text-box>
            <text:p text:style-name="P8"><text:span text:style-name="T2">FeatureA, FeatureB</text:span></text:p>
          </draw:text-box>
        </draw:frame>
        <draw:custom-shape draw:style-name="gr9" draw:text-style-name="P7" draw:layer="layout" svg:width="0.4cm" svg:height="0.4cm" draw:transform="rotate (-1.5707963267949) translate (10.308cm 6.76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4cm" svg:height="0.4cm" draw:transform="rotate (-1.5707963267949) translate (10.308cm 7.4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0" draw:text-style-name="P13" draw:layer="layout" svg:width="5.182cm" svg:height="0.806cm" svg:x="10.458cm" svg:y="7.21cm">
          <draw:text-box>
            <text:p text:style-name="P8"><text:span text:style-name="T2">FeatureA, FeatureB</text:span></text:p>
          </draw:text-box>
        </draw:frame>
        <draw:custom-shape draw:style-name="gr9" draw:text-style-name="P7" draw:layer="layout" svg:width="0.4cm" svg:height="0.4cm" draw:transform="rotate (-1.5707963267949) translate (10.308cm 7.41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4cm" svg:height="0.4cm" draw:transform="rotate (-1.5707963267949) translate (10.299cm 8.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1" draw:text-style-name="P14" draw:layer="layout" svg:width="4.941cm" svg:height="0.826cm" svg:x="10.449cm" svg:y="7.81cm">
          <draw:text-box>
            <text:p text:style-name="P8"><text:span text:style-name="T2">FeatureA, FeatureB</text:span></text:p>
          </draw:text-box>
        </draw:frame>
        <draw:custom-shape draw:style-name="gr9" draw:text-style-name="P7" draw:layer="layout" svg:width="0.4cm" svg:height="0.4cm" draw:transform="rotate (-1.5707963267949) translate (10.299cm 8.01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4cm" svg:height="0.4cm" draw:transform="rotate (-1.5707963267949) translate (10.298cm 8.6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2" draw:text-style-name="P13" draw:layer="layout" svg:width="3.192cm" svg:height="1.361cm" svg:x="10.448cm" svg:y="8.44cm">
          <draw:text-box>
            <text:p text:style-name="P8"><text:span text:style-name="T2">FeatureA</text:span></text:p>
          </draw:text-box>
        </draw:frame>
        <draw:custom-shape draw:style-name="gr9" draw:text-style-name="P7" draw:layer="layout" svg:width="0.4cm" svg:height="0.4cm" draw:transform="rotate (-1.5707963267949) translate (10.298cm 8.64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4cm" svg:height="0.4cm" draw:transform="rotate (-1.5707963267949) translate (10.298cm 9.2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3" draw:text-style-name="P13" draw:layer="layout" svg:width="4.192cm" svg:height="1.361cm" svg:x="10.448cm" svg:y="9.07cm">
          <draw:text-box>
            <text:p text:style-name="P8"><text:span text:style-name="T2">FeatureA</text:span></text:p>
          </draw:text-box>
        </draw:frame>
        <draw:custom-shape draw:style-name="gr9" draw:text-style-name="P7" draw:layer="layout" svg:width="0.4cm" svg:height="0.4cm" draw:transform="rotate (-1.5707963267949) translate (10.298cm 9.27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15" draw:layer="layout" svg:width="8.55cm" svg:height="4.45cm" svg:x="1cm" svg:y="22.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31T17:06:00.641250784</meta:creation-date>
    <dc:date>2024-01-24T11:49:10.721315039</dc:date>
    <meta:editing-duration>PT11H46M19S</meta:editing-duration>
    <meta:editing-cycles>81</meta:editing-cycles>
    <meta:generator>LibreOffice/7.3.7.2$Linux_X86_64 LibreOffice_project/30$Build-2</meta:generator>
    <meta:document-statistic meta:object-count="157"/>
  </office:meta>
</office:document-meta>
</file>